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2.01pt"/>
    </style:style>
    <style:style style:name="co2" style:family="table-column">
      <style:table-column-properties fo:break-before="auto" style:column-width="136.94pt"/>
    </style:style>
    <style:style style:name="co3" style:family="table-column">
      <style:table-column-properties fo:break-before="auto" style:column-width="371.85pt"/>
    </style:style>
    <style:style style:name="co4" style:family="table-column">
      <style:table-column-properties fo:break-before="auto" style:column-width="54.79pt"/>
    </style:style>
    <style:style style:name="co5" style:family="table-column">
      <style:table-column-properties fo:break-before="auto" style:column-width="67.4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37">
      <style:text-properties fo:font-size="12pt" style:font-size-asian="12pt" style:font-size-complex="12pt"/>
    </style:style>
    <style:style style:name="ce5" style:family="table-cell" style:parent-style-name="Default" style:data-style-name="N0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 sp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 with Todd Cleek</text:p>
          </table:table-cell>
          <table:table-cell office:value-type="string" calcext:value-type="string">
            <text:p>Project ideas</text:p>
          </table:table-cell>
          <table:table-cell table:style-name="ce4" office:value-type="date" office:date-value="2016-01-08" calcext:value-type="date">
            <text:p>01/08/16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dd Cleek</text:p>
          </table:table-cell>
          <table:table-cell office:value-type="string" calcext:value-type="string">
            <text:p>Meeting with Todd Cleek</text:p>
          </table:table-cell>
          <table:table-cell office:value-type="string" calcext:value-type="string">
            <text:p>Project ideas</text:p>
          </table:table-cell>
          <table:table-cell table:style-name="ce4" office:value-type="date" office:date-value="2016-01-08" calcext:value-type="date">
            <text:p>01/08/16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mail to Todd Cleek</text:p>
          </table:table-cell>
          <table:table-cell office:value-type="string" calcext:value-type="string">
            <text:p>Looking for contacts</text:p>
          </table:table-cell>
          <table:table-cell table:style-name="ce4" office:value-type="date" office:date-value="2016-08-21" calcext:value-type="date">
            <text:p>08/21/16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 office:value-type="string" calcext:value-type="string">
            <text:p>Project meeting</text:p>
          </table:table-cell>
          <table:table-cell office:value-type="string" calcext:value-type="string">
            <text:p>Rough planning for project</text:p>
          </table:table-cell>
          <table:table-cell table:style-name="ce4" office:value-type="date" office:date-value="2016-09-04" calcext:value-type="date">
            <text:p>09/04/1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Left message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consulting about pipe size, suppllier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hn Schwartz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consulting about pipe size, suppllier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request for project by Bria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an Hehr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request for project by Bria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adult supervisio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ddy – 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mail to Greg Bliek</text:p>
          </table:table-cell>
          <table:table-cell office:value-type="string" calcext:value-type="string">
            <text:p>asking about availability of project</text:p>
          </table:table-cell>
          <table:table-cell table:style-name="ce4" office:value-type="date" office:date-value="2017-07-11" calcext:value-type="date">
            <text:p>07/11/17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ssage to Eric Hazard</text:p>
          </table:table-cell>
          <table:table-cell office:value-type="string" calcext:value-type="string">
            <text:p>request meeting to review proposal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ddy – preliminary wookbook meeting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wood quote from Diamond Pacific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nsulting about viability of project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nsulting about viability of project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att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ddy – consulting about viability of project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diting workbook</text:p>
          </table:table-cell>
          <table:table-cell office:value-type="string" calcext:value-type="string">
            <text:p>Finish proposal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Hazard</text:p>
          </table:table-cell>
          <table:table-cell table:style-name="ce4" office:value-type="date" office:date-value="2017-07-15" calcext:value-type="date">
            <text:p>07/15/1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Sipe</text:p>
          </table:table-cell>
          <table:table-cell table:style-name="ce4" office:value-type="date" office:date-value="2017-07-27" calcext:value-type="date">
            <text:p>07/27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Sipe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Sipe</text:p>
          </table:table-cell>
          <table:table-cell table:style-name="ce4" office:value-type="date" office:date-value="2017-07-27" calcext:value-type="date">
            <text:p>07/27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Sipe</text:p>
          </table:table-cell>
          <table:table-cell table:style-name="ce4" office:value-type="date" office:date-value="2017-07-27" calcext:value-type="date">
            <text:p>07/27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Quote email address for Meek’s Lumber and Hardware</text:p>
          </table:table-cell>
          <table:table-cell table:style-name="ce4" office:value-type="date" office:date-value="2017-07-28" calcext:value-type="date">
            <text:p>07/28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ing quote request to Meeks’ Lumber Hardware</text:p>
          </table:table-cell>
          <table:table-cell table:style-name="ce4" office:value-type="date" office:date-value="2017-07-28" calcext:value-type="date">
            <text:p>07/28/1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Getting prices from Home Depot</text:p>
          </table:table-cell>
          <table:table-cell table:style-name="ce4" office:value-type="date" office:date-value="2017-08-05" calcext:value-type="date">
            <text:p>08/05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Getting quote from Diamond Pacific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Getting quote from Diamond Pacific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son de Lemos</text:p>
          </table:table-cell>
          <table:table-cell office:value-type="string" calcext:value-type="string">
            <text:p>Advising</text:p>
          </table:table-cell>
          <table:table-cell office:value-type="string" calcext:value-type="string">
            <text:p>Giving material advice and quote from Diamond Pacific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Final check</text:p>
          </table:table-cell>
          <table:table-cell office:value-type="string" calcext:value-type="string">
            <text:p>Getting final go-ahead from Greg Bliek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 office:value-type="string" calcext:value-type="string">
            <text:p>Final check</text:p>
          </table:table-cell>
          <table:table-cell office:value-type="string" calcext:value-type="string">
            <text:p>Giving me final go-ahead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Learning payment method for wood</text:p>
          </table:table-cell>
          <table:table-cell table:style-name="ce4" office:value-type="date" office:date-value="2017-08-18" calcext:value-type="date">
            <text:p>08/18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cki Jensen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elling me payment method for wood</text:p>
          </table:table-cell>
          <table:table-cell table:style-name="ce4" office:value-type="date" office:date-value="2017-08-18" calcext:value-type="date">
            <text:p>08/18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Purchasing</text:p>
          </table:table-cell>
          <table:table-cell office:value-type="string" calcext:value-type="string">
            <text:p>Purchasing brackets from Diamond Pacific</text:p>
          </table:table-cell>
          <table:table-cell table:style-name="ce4" office:value-type="date" office:date-value="2017-08-18" calcext:value-type="date">
            <text:p>08/18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asuring</text:p>
          </table:table-cell>
          <table:table-cell office:value-type="string" calcext:value-type="string">
            <text:p>Measuring sidewalk height for concrete footings</text:p>
          </table:table-cell>
          <table:table-cell table:style-name="ce4" office:value-type="date" office:date-value="2017-08-21" calcext:value-type="date">
            <text:p>08/21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Building concrete forms and prepping materials</text:p>
          </table:table-cell>
          <table:table-cell table:style-name="ce4" office:value-type="date" office:date-value="2017-08-21" calcext:value-type="date">
            <text:p>08/21/17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Building concrete forms and prepping materials</text:p>
          </table:table-cell>
          <table:table-cell table:style-name="ce4" office:value-type="date" office:date-value="2017-08-21" calcext:value-type="date">
            <text:p>08/21/17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Digging post holes, pouring concrete, setting brackets, picking lumber</text:p>
          </table:table-cell>
          <table:table-cell table:style-name="ce4" office:value-type="date" office:date-value="2017-08-22" calcext:value-type="date">
            <text:p>08/22/17</text:p>
          </table:table-cell>
          <table:table-cell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Digging post holes, pouring concrete, setting brackets, picking lumber</text:p>
          </table:table-cell>
          <table:table-cell table:style-name="ce4" office:value-type="date" office:date-value="2017-08-22" calcext:value-type="date">
            <text:p>08/22/17</text:p>
          </table:table-cell>
          <table:table-cell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t Haye</text:p>
          </table:table-cell>
          <table:table-cell/>
          <table:table-cell office:value-type="string" calcext:value-type="string">
            <text:p>Digging post holes, pouring concrete, setting brackets</text:p>
          </table:table-cell>
          <table:table-cell table:style-name="ce4" office:value-type="date" office:date-value="2017-08-22" calcext:value-type="date">
            <text:p>08/22/17</text:p>
          </table:table-cell>
          <table:table-cell office:value-type="float" office:value="330" calcext:value-type="float">
            <text:p>3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Measuring for upper distancing</text:p>
          </table:table-cell>
          <table:table-cell table:style-name="ce4" office:value-type="date" office:date-value="2017-08-23" calcext:value-type="date">
            <text:p>08/23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Measuring for upper distancing</text:p>
          </table:table-cell>
          <table:table-cell table:style-name="ce4" office:value-type="date" office:date-value="2017-08-23" calcext:value-type="date">
            <text:p>08/23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/>
          <table:table-cell office:value-type="string" calcext:value-type="string">
            <text:p>buying brushes</text:p>
          </table:table-cell>
          <table:table-cell table:style-name="ce4" office:value-type="date" office:date-value="2017-08-23" calcext:value-type="date">
            <text:p>08/23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buying brushes</text:p>
          </table:table-cell>
          <table:table-cell table:style-name="ce4" office:value-type="date" office:date-value="2017-08-23" calcext:value-type="date">
            <text:p>08/23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picking up tubs for paint</text:p>
          </table:table-cell>
          <table:table-cell table:style-name="ce4" office:value-type="date" office:date-value="2017-08-24" calcext:value-type="date">
            <text:p>08/24/1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/>
          <table:table-cell office:value-type="string" calcext:value-type="string">
            <text:p>picking up tubs for paint</text:p>
          </table:table-cell>
          <table:table-cell table:style-name="ce4" office:value-type="date" office:date-value="2017-08-24" calcext:value-type="date">
            <text:p>08/24/1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/>
          <table:table-cell office:value-type="string" calcext:value-type="string">
            <text:p>accepting delivery of lumber and unplugging sprinker lines</text:p>
          </table:table-cell>
          <table:table-cell table:style-name="ce4" office:value-type="date" office:date-value="2017-08-24" calcext:value-type="date">
            <text:p>08/24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rectifying delivery problem and picking 2x4’s</text:p>
          </table:table-cell>
          <table:table-cell table:style-name="ce4" office:value-type="date" office:date-value="2017-08-24" calcext:value-type="date">
            <text:p>08/24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rectifying delivery problem and picking 2x4’s</text:p>
          </table:table-cell>
          <table:table-cell table:style-name="ce4" office:value-type="date" office:date-value="2017-08-24" calcext:value-type="date">
            <text:p>08/24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Taking off forms and cleaning up concrete</text:p>
          </table:table-cell>
          <table:table-cell table:style-name="ce4" office:value-type="date" office:date-value="2017-08-24" calcext:value-type="date">
            <text:p>08/24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Taking off forms and cleaning up concrete</text:p>
          </table:table-cell>
          <table:table-cell table:style-name="ce4" office:value-type="date" office:date-value="2017-08-24" calcext:value-type="date">
            <text:p>08/24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Scanning reciepts</text:p>
          </table:table-cell>
          <table:table-cell table:style-name="ce4" office:value-type="date" office:date-value="2017-08-24" calcext:value-type="date">
            <text:p>08/2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ll Stonestreet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att Briggs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mith Briggs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son Kirby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t Buettner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niel Buettner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vid Buettner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k Buettner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well Allen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ew Duncan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thew Duncan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hn Duncan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lly Manos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Manos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abella Gabrielli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Cutting posts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lly Briggs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6" calcext:value-type="date">
            <text:p>08/26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t Stonestreet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6" calcext:value-type="date">
            <text:p>08/26/17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Stonestreet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6" calcext:value-type="date">
            <text:p>08/26/17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cky Stonestreet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6" calcext:value-type="date">
            <text:p>08/26/17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att Briggs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6" calcext:value-type="date">
            <text:p>08/26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dan Oddo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6" calcext:value-type="date">
            <text:p>08/26/17</text:p>
          </table:table-cell>
          <table:table-cell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Staining and cutting posts</text:p>
          </table:table-cell>
          <table:table-cell table:style-name="ce4" office:value-type="date" office:date-value="2017-08-26" calcext:value-type="date">
            <text:p>08/26/17</text:p>
          </table:table-cell>
          <table:table-cell office:value-type="float" office:value="720" calcext:value-type="float">
            <text:p>7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Cutting posts</text:p>
          </table:table-cell>
          <table:table-cell table:style-name="ce4" office:value-type="date" office:date-value="2017-08-26" calcext:value-type="date">
            <text:p>08/26/17</text:p>
          </table:table-cell>
          <table:table-cell office:value-type="float" office:value="720" calcext:value-type="float">
            <text:p>7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Setting up structure</text:p>
          </table:table-cell>
          <table:table-cell table:style-name="ce4" office:value-type="date" office:date-value="2017-08-29" calcext:value-type="date">
            <text:p>08/29/17</text:p>
          </table:table-cell>
          <table:table-cell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Setting up structure</text:p>
          </table:table-cell>
          <table:table-cell table:style-name="ce4" office:value-type="date" office:date-value="2017-08-29" calcext:value-type="date">
            <text:p>08/29/17</text:p>
          </table:table-cell>
          <table:table-cell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Updating time sheet</text:p>
          </table:table-cell>
          <table:table-cell table:style-name="ce4" office:value-type="date" office:date-value="2017-09-02" calcext:value-type="date">
            <text:p>09/02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2">00/00/0000</text:date>, <text:time style:data-style-name="N2" text:time-value="19:33:29.3704487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1T13:05:26.686649037</meta:creation-date>
    <dc:date>2017-09-02T19:48:06.712524566</dc:date>
    <meta:editing-duration>P1DT16H15M25S</meta:editing-duration>
    <meta:editing-cycles>30</meta:editing-cycles>
    <meta:generator>LibreOffice/5.4.0.3$Linux_X86_64 LibreOffice_project/40m0$Build-3</meta:generator>
    <meta:document-statistic meta:table-count="1" meta:cell-count="380" meta:object-count="0"/>
  </office:meta>
</office:document-meta>
</file>